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2013f4" officeooo:paragraph-rsid="002013f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13f4" officeooo:paragraph-rsid="0021602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c202" officeooo:paragraph-rsid="001fc20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la de login</text:h>
      <text:p text:style-name="P2">O css permite fazer calculos usando o elemento calc, é possível fazer qualquer calculo com ele, ele é usado como valor,para faze-lo digite:</text:p>
      <text:p text:style-name="P2">calc( <text:s/>);</text:p>
      <text:p text:style-name="P2">Ex:</text:p>
      <text:p text:style-name="P2">font-size: calc(90% - 10px);</text:p>
      <text:p text:style-name="P2">O font-size vai ficar com o tamanho de 90% do container menos 10px.</text:p>
      <text:p text:style-name="P2">_____________________________________________________________________</text:p>
      <text:p text:style-name="P2">No css, sempre que for fazer uma animação, transição ou transformação é recomendado coloca-lo na ultima linha do seletor, é necessario fazer isso pois pode acarretar alguma não compatibilidade ou erro com outros dispositivos, tambem é a coisa menos necessaria visualmente, é melhor uma animação demorar pra aparecer do que o próprio elemento.</text:p>
      <text:p text:style-name="P3">_____________________________________________________________________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8:22:34.140549984</meta:creation-date>
    <dc:date>2022-10-08T04:22:00.593820199</dc:date>
    <meta:editing-duration>PT2M2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101" meta:character-count="739" meta:non-whitespace-character-count="646"/>
  </office:meta>
</office:document-meta>
</file>